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10000080">
            <text:p>10000080</text:p>
          </table:table-cell>
          <table:table-cell office:value-type="string">
            <text:p>300000000000001</text:p>
          </table:table-cell>
          <table:table-cell office:value-type="string">
            <text:p>test_04_edit_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3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3M9S</meta:editing-duration>
    <meta:editing-cycles>11</meta:editing-cycles>
    <meta:initial-creator>user user</meta:initial-creator>
    <dc:date>2020-10-28T13:13:17.16</dc:date>
    <dc:creator>Sachin Patel</dc:creator>
    <meta:document-statistic meta:table-count="2" meta:cell-count="12" meta:object-count="0"/>
  </office:meta>
</office:document-meta>
</file>